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style:font-name="Times New Roman" fo:font-size="14pt" fo:font-style="normal" style:font-style-asian="normal" style:font-style-complex="normal"/>
    </style:style>
    <style:style style:name="T1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3.286cm" svg:y="7.73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6.387cm" svg:y="5.43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6.388cm" svg:y="9.25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4.048cm" svg:y1="8.112cm" svg:x2="6.498cm" svg:y2="6.083cm" draw:start-shape="id1" draw:start-glue-point="10" draw:end-shape="id2" draw:end-glue-point="7" svg:d="M4048 8112l2450-2029" svg:viewBox="0 0 2451 2030">
          <text:p/>
        </draw:connector>
        <draw:connector draw:style-name="gr2" draw:text-style-name="P2" draw:layer="layout" draw:type="curve" svg:x1="3.397cm" svg:y1="8.382cm" svg:x2="3.397cm" svg:y2="7.842cm" draw:start-shape="id1" draw:start-glue-point="7" draw:end-shape="id1" draw:end-glue-point="5" svg:d="M3397 8382c-918 0-918-540 0-540" svg:viewBox="0 0 689 541">
          <text:p/>
        </draw:connector>
        <draw:frame draw:style-name="gr3" draw:text-style-name="P4" draw:layer="layout" svg:width="1.141cm" svg:height="0.797cm" svg:x="4.656cm" svg:y="7.258cm">
          <draw:text-box>
            <text:p text:style-name="P3"><text:span text:style-name="T2">3/4</text:span></text:p>
          </draw:text-box>
        </draw:frame>
        <draw:frame draw:style-name="gr3" draw:text-style-name="P6" draw:layer="layout" svg:width="1.141cm" svg:height="0.797cm" svg:x="1.976cm" svg:y="8.188cm">
          <draw:text-box>
            <text:p text:style-name="P5"><text:span text:style-name="T3">1/4</text:span></text:p>
          </draw:text-box>
        </draw:frame>
        <draw:connector draw:style-name="gr2" draw:text-style-name="P2" xml:id="id3" draw:id="id3" draw:layer="layout" draw:type="line" svg:x1="6.768cm" svg:y1="6.194cm" svg:x2="6.768cm" svg:y2="6.194cm" draw:start-shape="id2" draw:start-glue-point="8" draw:end-shape="id2" draw:end-glue-point="8" svg:d="M6768 6194z" svg:viewBox="0 0 1 1">
          <text:p/>
        </draw:connector>
        <draw:connector draw:style-name="gr2" draw:text-style-name="P2" draw:layer="layout" draw:type="line" svg:x1="6.768cm" svg:y1="6.194cm" svg:x2="6.768cm" svg:y2="6.194cm" draw:start-shape="id3" draw:start-glue-point="0" draw:end-shape="id3" draw:end-glue-point="0" svg:d="M6768 6194z" svg:viewBox="0 0 1 1">
          <text:p/>
        </draw:connector>
        <draw:connector draw:style-name="gr2" draw:text-style-name="P2" draw:layer="layout" draw:type="line" svg:x1="7.038cm" svg:y1="6.083cm" svg:x2="7.039cm" svg:y2="9.366cm" draw:start-shape="id2" draw:start-glue-point="9" draw:end-shape="id4" draw:end-glue-point="11" svg:d="M7038 6083l1 3283" svg:viewBox="0 0 2 3284">
          <text:p/>
        </draw:connector>
        <draw:frame draw:style-name="gr3" draw:text-style-name="P4" draw:layer="layout" svg:width="1.141cm" svg:height="0.797cm" svg:x="6.923cm" svg:y="7.35cm">
          <draw:text-box>
            <text:p text:style-name="P3"><text:span text:style-name="T2">1/</text:span><text:span text:style-name="T2">2</text:span></text:p>
          </draw:text-box>
        </draw:frame>
        <draw:connector draw:style-name="gr2" draw:text-style-name="P2" draw:layer="layout" draw:type="line" svg:x1="6.387cm" svg:y1="5.813cm" svg:x2="3.937cm" svg:y2="7.842cm" draw:start-shape="id2" draw:start-glue-point="6" draw:end-shape="id1" draw:end-glue-point="11" svg:d="M6387 5813l-2450 2029" svg:viewBox="0 0 2451 2030">
          <text:p/>
        </draw:connector>
        <draw:frame draw:style-name="gr3" draw:text-style-name="P4" draw:layer="layout" svg:width="1.141cm" svg:height="0.797cm" svg:x="4.057cm" svg:y="6.359cm">
          <draw:text-box>
            <text:p text:style-name="P3"><text:span text:style-name="T2">1/4</text:span></text:p>
          </draw:text-box>
        </draw:frame>
        <draw:connector draw:style-name="gr2" draw:text-style-name="P2" draw:layer="layout" draw:type="curve" svg:x1="6.498cm" svg:y1="5.543cm" svg:x2="7.038cm" svg:y2="5.543cm" draw:start-shape="id2" draw:start-glue-point="5" draw:end-shape="id2" draw:end-glue-point="11" svg:d="M6498 5543c0-918 540-918 540 0" svg:viewBox="0 0 541 689">
          <text:p/>
        </draw:connector>
        <draw:frame draw:style-name="gr3" draw:text-style-name="P4" draw:layer="layout" svg:width="1.141cm" svg:height="0.797cm" svg:x="5.557cm" svg:y="4.559cm">
          <draw:text-box>
            <text:p text:style-name="P3"><text:span text:style-name="T2">1/4</text:span></text:p>
          </draw:text-box>
        </draw:frame>
        <draw:connector draw:style-name="gr2" draw:text-style-name="P2" draw:layer="layout" draw:type="line" svg:x1="6.388cm" svg:y1="9.636cm" svg:x2="3.667cm" svg:y2="8.493cm" draw:start-shape="id4" draw:start-glue-point="6" draw:end-shape="id1" draw:end-glue-point="8" svg:d="M6388 9636l-2721-1143" svg:viewBox="0 0 2722 1144">
          <text:p/>
        </draw:connector>
        <draw:frame draw:style-name="gr3" draw:text-style-name="P4" draw:layer="layout" svg:width="1.141cm" svg:height="0.797cm" svg:x="4.124cm" svg:y="8.951cm">
          <draw:text-box>
            <text:p text:style-name="P3"><text:span text:style-name="T2">3/4</text:span></text:p>
          </draw:text-box>
        </draw:frame>
        <draw:connector draw:style-name="gr2" draw:text-style-name="P2" draw:layer="layout" draw:type="line" svg:x1="6.499cm" svg:y1="9.366cm" svg:x2="6.498cm" svg:y2="6.083cm" draw:start-shape="id4" draw:start-glue-point="5" draw:end-shape="id2" draw:end-glue-point="7" svg:d="M6499 9366l-1-3283" svg:viewBox="0 0 2 3284">
          <text:p/>
        </draw:connector>
        <draw:frame draw:style-name="gr3" draw:text-style-name="P4" draw:layer="layout" svg:width="1.141cm" svg:height="0.797cm" svg:x="5.524cm" svg:y="8.051cm">
          <draw:text-box>
            <text:p text:style-name="P3"><text:span text:style-name="T2">1/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2:07:44.844961798</meta:creation-date>
    <dc:date>2019-09-11T12:28:11.761636101</dc:date>
    <meta:editing-duration>PT10M16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